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Matcher</text:p>
          </table:table-cell>
          <table:table-cell office:value-type="string" calcext:value-type="string">
            <text:p>Keypoints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Extract Time</text:p>
          </table:table-cell>
          <table:table-cell office:value-type="string" calcext:value-type="string">
            <text:p>Desc Time</text:p>
          </table:table-cell>
          <table:table-cell office:value-type="string" calcext:value-type="string">
            <text:p>Match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3511" calcext:value-type="float">
            <text:p>3511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SUM([.F2:.H2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3511" calcext:value-type="float">
            <text:p>3511</text:p>
          </table:table-cell>
          <table:table-cell office:value-type="float" office:value="2436" calcext:value-type="float">
            <text:p>2436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table:formula="of:=SUM([.F3:.H3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3511" calcext:value-type="float">
            <text:p>3511</text:p>
          </table:table-cell>
          <table:table-cell office:value-type="float" office:value="1496" calcext:value-type="float">
            <text:p>149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SUM([.F4:.H4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3511" calcext:value-type="float">
            <text:p>3511</text:p>
          </table:table-cell>
          <table:table-cell office:value-type="float" office:value="1955" calcext:value-type="float">
            <text:p>195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table:formula="of:=SUM([.F5:.H5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3511" calcext:value-type="float">
            <text:p>3511</text:p>
          </table:table-cell>
          <table:table-cell office:value-type="float" office:value="1721" calcext:value-type="float">
            <text:p>17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SUM([.F6:.H6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3511" calcext:value-type="float">
            <text:p>3511</text:p>
          </table:table-cell>
          <table:table-cell office:value-type="float" office:value="2588" calcext:value-type="float">
            <text:p>258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SUM([.F7:.H7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3511" calcext:value-type="float">
            <text:p>3511</text:p>
          </table:table-cell>
          <table:table-cell office:value-type="float" office:value="1842" calcext:value-type="float">
            <text:p>184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SUM([.F8:.H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3511" calcext:value-type="float">
            <text:p>3511</text:p>
          </table:table-cell>
          <table:table-cell office:value-type="float" office:value="2036" calcext:value-type="float">
            <text:p>203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SUM([.F9:.H9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220" calcext:value-type="float">
            <text:p>22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SUM([.F10:.H10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F11:.H1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220" calcext:value-type="float">
            <text:p>22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SUM([.F12:.H12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220" calcext:value-type="float">
            <text:p>22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F13:.H13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220" calcext:value-type="float">
            <text:p>220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F14:.H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220" calcext:value-type="float">
            <text:p>22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F15:.H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220" calcext:value-type="float">
            <text:p>22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F16:.H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F17:.H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273" calcext:value-type="float">
            <text:p>273</text:p>
          </table:table-cell>
          <table:table-cell office:value-type="float" office:value="181" calcext:value-type="float">
            <text:p>181</text:p>
          </table:table-cell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SUM([.F18:.H18])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273" calcext:value-type="float">
            <text:p>273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F19:.H19])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273" calcext:value-type="float">
            <text:p>273</text:p>
          </table:table-cell>
          <table:table-cell office:value-type="float" office:value="121" calcext:value-type="float">
            <text:p>121</text:p>
          </table:table-cell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SUM([.F20:.H20])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273" calcext:value-type="float">
            <text:p>273</text:p>
          </table:table-cell>
          <table:table-cell office:value-type="float" office:value="166" calcext:value-type="float">
            <text:p>166</text:p>
          </table:table-cell>
          <table:table-cell office:value-type="float" office:value="228" calcext:value-type="float">
            <text:p>2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F21:.H21]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273" calcext:value-type="float">
            <text:p>273</text:p>
          </table:table-cell>
          <table:table-cell office:value-type="float" office:value="103" calcext:value-type="float">
            <text:p>103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F22:.H22])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273" calcext:value-type="float">
            <text:p>273</text:p>
          </table:table-cell>
          <table:table-cell office:value-type="float" office:value="164" calcext:value-type="float">
            <text:p>164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F23:.H23])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273" calcext:value-type="float">
            <text:p>273</text:p>
          </table:table-cell>
          <table:table-cell office:value-type="float" office:value="149" calcext:value-type="float">
            <text:p>149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F24:.H24])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273" calcext:value-type="float">
            <text:p>273</text:p>
          </table:table-cell>
          <table:table-cell office:value-type="float" office:value="186" calcext:value-type="float">
            <text:p>186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25:.H25])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SUM([.F26:.H26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F27:.H27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UM([.F28:.H28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F29:.H29])"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F30:.H30])"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F31:.H31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F32:.H32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33:.H3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SUM([.F34:.H34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F35:.H35])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SUM([.F36:.H36])" office:value-type="float" office:value="221" calcext:value-type="float">
            <text:p>221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SUM([.F37:.H37]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F38:.H38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UM([.F39:.H39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F40:.H40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F41:.H41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F42:.H42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43:.H43])"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FLANN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SUM([.F44:.H44])"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BruteForce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UM([.F45:.H45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FLANN</text:p>
          </table:table-cell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F46:.H46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Force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F47:.H47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LANN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F48:.H48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Force</text:p>
          </table:table-cell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F49:.H49])" office:value-type="float" office:value="107" calcext:value-type="float">
            <text:p>107</text:p>
          </table:table-cell>
        </table:table-row>
      </table:table>
      <table:named-expressions/>
      <table:database-ranges>
        <table:database-range table:name="__Anonymous_Sheet_DB__0" table:target-range-address="Sheet1.A1:Sheet1.I33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00:50:36.434812903</meta:creation-date>
    <dc:date>2019-08-04T14:17:32.565495669</dc:date>
    <meta:editing-duration>PT12H51M35S</meta:editing-duration>
    <meta:editing-cycles>38</meta:editing-cycles>
    <meta:generator>LibreOffice/6.1.5.2$Linux_X86_64 LibreOffice_project/10$Build-2</meta:generator>
    <meta:print-date>2019-08-04T12:39:58.488381443</meta:print-date>
    <meta:document-statistic meta:table-count="1" meta:cell-count="441" meta:object-count="0"/>
  </office:meta>
</office:document-meta>
</file>